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variant="small-caps"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1">
      <style:paragraph-properties fo:margin-left="2in" fo:margin-right="0in" fo:margin-top="0in" fo:margin-bottom="0in" loext:contextual-spacing="false" fo:text-indent="-0.25in" style:auto-text-indent="false" fo:break-before="auto" fo:break-after="auto"/>
    </style:style>
    <style:style style:name="P35" style:family="paragraph" style:parent-style-name="Heading_20_1" style:list-style-name="WWNum3">
      <style:paragraph-properties fo:break-before="auto" fo:break-after="auto"/>
    </style:style>
    <style:style style:name="P3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aczyuw2yex2w"/><text:span text:style-name="T1">Aplicaciones Ofimáticas (Office Applications)</text:span><text:span text:style-name="T2"><text:line-break/></text:span><text:span text:style-name="T3">UD 02. Actividades evaluables 01</text:span></text:p>
      <text:p text:style-name="P2"><draw:frame draw:style-name="fr1" draw:name="image1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es: Sergi García Barea, Gloria Muñoz González</text:span><draw:frame draw:style-name="fr3" draw:name="image4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2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><text:s/></text:p>
      <text:p text:style-name="P10"><text:span text:style-name="T9"><text:s/>💬</text:span> <text:span text:style-name="T10">Interesante</text:span></text:p>
      <text:p text:style-name="P1"/>
      <text:p text:style-name="P12"><text:soft-page-break/><text:span text:style-name="T9"><text:s/>📕 </text:span><text:span text:style-name="T10">A entregar</text:span></text:p>
      <text:p text:style-name="P13"><text:span text:style-name="T13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dbh0n1vac4c8" text:style-name="Index_20_Link" text:visited-style-name="Index_20_Link"><text:span text:style-name="T16">Fecha de entrega</text:span></text:a><text:span text:style-name="T16"><text:tab/>3</text:span></text:p>
          <text:p text:style-name="P15"><text:a xlink:type="simple" xlink:href="#_9maybllx2a09" text:style-name="Index_20_Link" text:visited-style-name="Index_20_Link"><text:span text:style-name="T16">Observaciones previas a la realización de tareas evaluables</text:span></text:a><text:span text:style-name="T16"><text:tab/>3</text:span></text:p>
          <text:p text:style-name="P16"><text:a xlink:type="simple" xlink:href="#_mddm13ai61n6" text:style-name="Index_20_Link" text:visited-style-name="Index_20_Link"><text:span text:style-name="T16">Actividad 01</text:span></text:a><text:span text:style-name="T16"><text:tab/>3</text:span></text:p>
        </text:index-body>
      </text:table-of-content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1"><text:span text:style-name="T14">UD02. Actividades evaluables 01</text:span></text:p>
      <text:list xml:id="list2455692517" text:style-name="WWNum3">
        <text:list-item>
          <text:p text:style-name="P35"><text:bookmark text:name="_dbh0n1vac4c8"/>Fecha de entrega</text:p>
        </text:list-item>
      </text:list>
      <text:p text:style-name="Standard"><text:span text:style-name="T10">Fecha límite de entrega: </text:span><text:span text:style-name="T17">Miércoles 13 de octubre a las 23:55.</text:span></text:p>
      <text:p text:style-name="Standard">Esta actividad tendrá una evaluación particular:</text:p>
      <text:list xml:id="list644396922" text:style-name="WWNum4">
        <text:list-item>
          <text:p text:style-name="P26">25% de la nota: evaluación inicial cuando haya pasado la fecha límite de la entrega </text:p>
        </text:list-item>
        <text:list-item>
          <text:p text:style-name="P28"><text:soft-page-break/>75% de la nota: <text:span text:style-name="T17">TRES EVALUACIONES POSTERIORES EN FECHAS SORPRESA DENTRO DEL PRIMER TRIMESTRE</text:span> para comprobar el buen uso de la herramienta en el día a día.</text:p>
        </text:list-item>
      </text:list>
      <text:p text:style-name="P12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55558042839980" text:continue-list="list2455692517" text:style-name="WWNum3">
        <text:list-item>
          <text:p text:style-name="P35"><text:bookmark text:name="_9maybllx2a09"/>Observaciones previas a la realización de tareas evaluables</text:p>
        </text:list-item>
      </text:list>
      <text:list xml:id="list347375109" text:style-name="WWNum2">
        <text:list-item>
          <text:p text:style-name="P30">Las actividades deben realizarse en la lengua indicada en cada actividad. La gramática y ortografía tenéis que intentar hacerla bien.</text:p>
        </text:list-item>
      </text:list>
      <text:p text:style-name="P12"><text:span text:style-name="T11"><text:s/>❕</text:span><text:span text:style-name="T12"> </text:span><text:span text:style-name="T10">Atención: </text:span>no cumplir estas consideraciones puede reducir la nota hasta 3 puntos.</text:p>
      <text:list xml:id="list55558717834407" text:continue-list="list55558042839980" text:style-name="WWNum3">
        <text:list-item>
          <text:p text:style-name="P35"><text:bookmark text:name="_mddm13ai61n6"/>Actividad 01</text:p>
        </text:list-item>
      </text:list>
      <text:p text:style-name="P11">Inicialmente, debemos crear una cuenta personal en el sitio de gestión de proyectos “ClickUp” <text:a xlink:type="simple" xlink:href="http://www.clickup.com" text:style-name="ListLabel_20_28" text:visited-style-name="ListLabel_20_28"><text:span text:style-name="T20">www.clickup.com</text:span></text:a>. Una vez creada la cuenta, generaremos el siguiente esquema para organizarnos a nivel personal (trabajo diario en clase y recados):</text:p>
      <text:list xml:id="list3093738790" text:style-name="WWNum1">
        <text:list-item>
          <text:p text:style-name="P27"><text:span text:style-name="T10">Espacio de trabajo</text:span>: deberemos crear “Workspace” que se llame “<text:span text:style-name="T10">Mi agenda</text:span>”. Dentro de ese “Workspace” tendremos las siguientes carpetas:</text:p>
          <text:list>
            <text:list-item>
              <text:p text:style-name="P32"><text:span text:style-name="T10">Carpeta SMR</text:span>: carpeta que incluirá elementos relacionados con nuestro ciclo formativo (Sistemas Microinformáticos y Redes). Se propone que tenga las siguientes listas:</text:p>
              <text:list>
                <text:list-item>
                  <text:p text:style-name="P33"><text:span text:style-name="T10">Entregas</text:span>: lista con fechas de entrega de tareas.</text:p>
                  <text:list>
                    <text:list-item>
                      <text:p text:style-name="P34">Cada entrega registrada en la lista, deberá indicar la fecha real y una fecha “límite” para que no avise.</text:p>
                    </text:list-item>
                    <text:list-item>
                      <text:p text:style-name="P34">Se deberán marcar como realizadas una vez se han hecho las entregas.</text:p>
                    </text:list-item>
                  </text:list>
                </text:list-item>
                <text:list-item>
                  <text:p text:style-name="P33"><text:span text:style-name="T10">Exámenes</text:span>: lista indicando fechas de exámenes.</text:p>
                </text:list-item>
                <text:list-item>
                  <text:p text:style-name="P33"><text:span text:style-name="T10">Recursos</text:span>: lista recopilando recursos útiles encontrados por Internet.</text:p>
                </text:list-item>
              </text:list>
            </text:list-item>
            <text:list-item>
              <text:p text:style-name="P32"><text:span text:style-name="T10">Carpeta Personal</text:span>: carpeta para nuestra organización personal. Se propone las siguientes listas:</text:p>
              <text:list>
                <text:list-item>
                  <text:p text:style-name="P33"><text:span text:style-name="T10">Recados</text:span>: lista con recados personales a realizar.</text:p>
                </text:list-item>
              </text:list>
            </text:list-item>
          </text:list>
        </text:list-item>
        <text:list-item>
          <text:p text:style-name="P31"><text:span text:style-name="T17">Para la evaluación inicial</text:span>, deberemos actualizar los datos de nuestro “Workspace” con los datos actuales de los distintos módulos del ciclo formativo.</text:p>
        </text:list-item>
        <text:list-item>
          <text:p text:style-name="P29"><text:span text:style-name="T17">Para las siguientes evaluaciones </text:span>deberá estar actualizado a los datos de los distintos módulos del ciclo formativo en el momento de la consulta (sorpresa).</text:p>
        </text:list-item>
      </text:list>
      <text:p text:style-name="P12"><text:span text:style-name="T9"><text:s/>📕 </text:span><text:span text:style-name="T10">A entregar: </text:span>demostración en tiempo real ante el profesorado del estado del “Workspace” en cada uno de los periodos solici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2. Actividades evaluables 01</text:span></text:p>
      </style:header>
      <style:footer>
        <text:p text:style-name="MP4"><text:span text:style-name="MT1">Aplicaciones Ofimáticas (Office Applications)<text:tab/><text:tab/>UD02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3" meta:word-count="493" meta:character-count="3147" meta:non-whitespace-character-count="2701"/>
    <meta:generator>LibreOfficeDev/6.0.5.2$Linux_X86_64 LibreOffice_project/</meta:generator>
  </office:meta>
</office:document-meta>
</file>